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style:font-name="Trebuchet MS"/>
    </style:style>
    <style:style style:name="P5" style:family="paragraph" style:parent-style-name="Heading_20_2">
      <style:text-properties style:font-name="Trebuchet MS"/>
    </style:style>
    <style:style style:name="P6" style:family="paragraph" style:parent-style-name="Heading_20_2">
      <style:text-properties style:font-name="Trebuchet MS" officeooo:paragraph-rsid="0001d692"/>
    </style:style>
    <style:style style:name="P7" style:family="paragraph" style:parent-style-name="Heading_20_3">
      <style:text-properties style:font-name="Trebuchet MS"/>
    </style:style>
    <style:style style:name="P8" style:family="paragraph" style:parent-style-name="Standard">
      <style:text-properties style:font-name="Trebuchet MS"/>
    </style:style>
    <style:style style:name="P9" style:family="paragraph" style:parent-style-name="Standard">
      <style:text-properties style:font-name="Trebuchet MS" officeooo:rsid="0001d692" officeooo:paragraph-rsid="0001d692"/>
    </style:style>
    <style:style style:name="P10" style:family="paragraph" style:parent-style-name="Standard">
      <style:text-properties style:font-name="Trebuchet MS" officeooo:paragraph-rsid="00024eac"/>
    </style:style>
    <style:style style:name="P11" style:family="paragraph" style:parent-style-name="Standard">
      <style:text-properties style:font-name="Trebuchet MS" officeooo:rsid="00022c89" officeooo:paragraph-rsid="00024eac"/>
    </style:style>
    <style:style style:name="P12" style:family="paragraph" style:parent-style-name="Standard">
      <style:text-properties style:font-name="Trebuchet MS" fo:font-size="54pt" style:font-size-asian="54pt" style:font-size-complex="54pt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54pt" officeooo:rsid="00024eac" officeooo:paragraph-rsid="00024eac" style:font-size-asian="54pt" style:font-size-complex="54pt"/>
    </style:style>
    <style:style style:name="P14" style:family="paragraph" style:parent-style-name="Standard">
      <style:text-properties officeooo:paragraph-rsid="0001d692"/>
    </style:style>
    <style:style style:name="P15" style:family="paragraph" style:parent-style-name="Standard">
      <style:text-properties officeooo:rsid="00022c89" officeooo:paragraph-rsid="00022c89"/>
    </style:style>
    <style:style style:name="T1" style:family="text">
      <style:text-properties officeooo:rsid="0001d692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01d692"/>
    </style:style>
    <style:style style:name="T4" style:family="text">
      <style:text-properties style:font-name="Trebuchet MS" officeooo:rsid="00022c89"/>
    </style:style>
    <style:style style:name="T5" style:family="text">
      <style:text-properties style:font-name="Trebuchet MS" officeooo:rsid="00024eac"/>
    </style:style>
    <style:style style:name="T6" style:family="text">
      <style:text-properties officeooo:rsid="00024ea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3">LARABURGUE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Índice</text:p>
          </text:index-title>
          <text:p text:style-name="P1"><text:a xlink:type="simple" xlink:href="#__RefHeading___Toc240_1886394521" text:style-name="Index_20_Link" text:visited-style-name="Index_20_Link">Sobre o projeto / Levantamento de requisitos<text:tab/>3</text:a></text:p>
          <text:p text:style-name="P2"><text:a xlink:type="simple" xlink:href="#__RefHeading___Toc242_1886394521" text:style-name="Index_20_Link" text:visited-style-name="Index_20_Link">Conteúdos de frontend<text:tab/>3</text:a></text:p>
          <text:p text:style-name="P2"><text:a xlink:type="simple" xlink:href="#__RefHeading___Toc244_1886394521" text:style-name="Index_20_Link" text:visited-style-name="Index_20_Link">Conteúdos backend<text:tab/>4</text:a></text:p>
          <text:p text:style-name="P3"><text:a xlink:type="simple" xlink:href="#__RefHeading___Toc246_1886394521" text:style-name="Index_20_Link" text:visited-style-name="Index_20_Link">Analytics<text:tab/>4</text:a></text:p>
          <text:p text:style-name="P3"><text:a xlink:type="simple" xlink:href="#__RefHeading___Toc248_1886394521" text:style-name="Index_20_Link" text:visited-style-name="Index_20_Link">Produtos<text:tab/>5</text:a></text:p>
          <text:p text:style-name="P3"><text:a xlink:type="simple" xlink:href="#__RefHeading___Toc250_1886394521" text:style-name="Index_20_Link" text:visited-style-name="Index_20_Link">Pedidos<text:tab/>5</text:a></text:p>
          <text:p text:style-name="P2"><text:a xlink:type="simple" xlink:href="#__RefHeading___Toc252_1886394521" text:style-name="Index_20_Link" text:visited-style-name="Index_20_Link">Tabelas<text:tab/>5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" text:outline-level="1"><text:bookmark-start text:name="__RefHeading___Toc240_1886394521"/><text:soft-page-break/>Sobre o projeto / Levantamento de requisitos<text:bookmark-end text:name="__RefHeading___Toc240_1886394521"/></text:h>
      <text:p text:style-name="P8">Projeto visa um sistema web de pedidos para uma lanchonete fictícia chamada Laraburguer. Será possível montar pedidos, adicioná-los ao carrinho e efetuar a compra. </text:p>
      <text:p text:style-name="P8"/>
      <text:p text:style-name="P8">A aplicação possuirá um frontend contendo informações sobre a lanchonte e os produtos oferecidos. </text:p>
      <text:p text:style-name="P8"/>
      <text:h text:style-name="P5" text:outline-level="2"><text:bookmark-start text:name="__RefHeading___Toc242_1886394521"/>Conteúdos <text:span text:style-name="T1">de frontend</text:span><text:bookmark-end text:name="__RefHeading___Toc242_1886394521"/></text:h>
      <text:p text:style-name="P8">Frontend contendo informações da empresa</text:p>
      <text:p text:style-name="P8"/>
      <text:p text:style-name="P8">* Página inicial com</text:p>
      <text:p text:style-name="P8"><text:s text:c="3"/>* história da empresa</text:p>
      <text:p text:style-name="P8"><text:s text:c="3"/>* diferenciais</text:p>
      <text:p text:style-name="P8"><text:s text:c="3"/>* o que vendem</text:p>
      <text:p text:style-name="P8"><text:s text:c="3"/>* horário de funcionamento</text:p>
      <text:p text:style-name="P8"><text:s text:c="3"/>* localização</text:p>
      <text:p text:style-name="P8"><text:s text:c="3"/>* botão para chamar no whatsapp</text:p>
      <text:p text:style-name="P8"/>
      <text:p text:style-name="P8">* Página de catálogo contendo</text:p>
      <text:p text:style-name="P8"><text:s text:c="3"/>* informações sobre os produtos vendidos</text:p>
      <text:p text:style-name="P8"><text:s text:c="6"/>* fotos</text:p>
      <text:p text:style-name="P8"><text:s text:c="6"/>* ingredientes, se aplicáveis</text:p>
      <text:p text:style-name="P8"><text:s text:c="6"/>* preço</text:p>
      <text:p text:style-name="P8"><text:s text:c="6"/>* alguma descrição, se necessário</text:p>
      <text:p text:style-name="P8"><text:s text:c="6"/>* botão para adicionar o produto ao pedido</text:p>
      <text:p text:style-name="P8"><text:s text:c="3"/>* visualização de todos os produtos ou por categoria.</text:p>
      <text:p text:style-name="P8"/>
      <text:p text:style-name="P8">* Página de login contendo</text:p>
      <text:p text:style-name="P8"><text:s text:c="3"/>* formulário de login com os campos email e senha</text:p>
      <text:p text:style-name="P8"/>
      <text:p text:style-name="P8">* Página de cadastro</text:p>
      <text:p text:style-name="P8"><text:s text:c="3"/>* formulário para cadastrar um novo usuário</text:p>
      <text:p text:style-name="P8"><text:s text:c="6"/>* nome</text:p>
      <text:p text:style-name="P8"><text:s text:c="6"/>* sobrenome</text:p>
      <text:p text:style-name="P8"><text:s text:c="6"/>* email</text:p>
      <text:p text:style-name="P8"><text:s text:c="6"/>* endereço completo até o estado</text:p>
      <text:p text:style-name="P8"><text:s text:c="6"/>* senha</text:p>
      <text:p text:style-name="P8"><text:s text:c="6"/>* confirmação de senha</text:p>
      <text:p text:style-name="P8"/>
      <text:p text:style-name="P8">* Página de carrinho contendo</text:p>
      <text:p text:style-name="P8"><text:s text:c="3"/>* os itens do pedido</text:p>
      <text:p text:style-name="P8"><text:s text:c="3"/>* valor total a ser pago</text:p>
      <text:p text:style-name="P8"/>
      <text:p text:style-name="P8">* Pagina de pedidos feitos contendo</text:p>
      <text:p text:style-name="P8"><text:s text:c="3"/>* todos os pedidos que o cliente já fez </text:p>
      <text:p text:style-name="P8"><text:s text:c="3"/>* detalhes do pedido</text:p>
      <text:p text:style-name="P8"><text:soft-page-break/><text:s text:c="6"/>* produtos </text:p>
      <text:p text:style-name="P8"><text:s text:c="6"/>* preços pagos</text:p>
      <text:p text:style-name="P8"><text:s text:c="3"/>* status dos pedidos feitos</text:p>
      <text:p text:style-name="P8"/>
      <text:p text:style-name="P8">O cliente poderá fazer os seus pedidos dentro da própria aplicação, e poderá também mandar uma mensagem para o whatsapp business da empresa solicitando atendimento. </text:p>
      <text:p text:style-name="P8"/>
      <text:p text:style-name="P8">Caso o cliente opte por fazer o pedido dentro da própria plataforma ele precisará se cadastrar na aplicação para efetuar a compra. Ao finalizar o pedido o cliente terá que selecionar o endereço que será feita a entrega, <text:span text:style-name="T1">se não houver ele poderá cadastrar um novo. </text:span></text:p>
      <text:p text:style-name="P9"/>
      <text:p text:style-name="P14"><text:span text:style-name="T3">Ao visualizar os produtos o cliente ter</text:span><text:span text:style-name="T4">á</text:span><text:span text:style-name="T3"> a opção de adicionar o produto ao pedido, </text:span><text:span text:style-name="T4">que automaticamente vai para o carrinho. Para efetuar o pedido o cliente precisará ir para o carrinho e finalizar o pedido. Ele poderá ter acesso aos detalhes do pedido, como os produtos selecionados, a quantidade e o preço total.</text:span></text:p>
      <text:p text:style-name="P14"><text:span text:style-name="T4"/></text:p>
      <text:p text:style-name="P15"><text:span text:style-name="T2">Ao finalizar o pedido o carrinho é esvaziado e o cliente será redirecionado à página de pedidos. Na página de pedidos o cliente verá todos os pedidos já feitos por ele, bem como os seus detalhes. Será mostrado em tempo real qual o status do pedido que ele acabou de fazer. </text:span></text:p>
      <text:p text:style-name="P15"><text:span text:style-name="T2"/></text:p>
      <text:p text:style-name="P15"><text:span text:style-name="T2">Enquanto o status do pedido estiver marcado como “Em aberto” o cliente poderá cancelar, depois disso não será possível realizar o cancelamento.</text:span></text:p>
      <text:p text:style-name="P15"><text:span text:style-name="T2"/></text:p>
      <text:p text:style-name="P11"><text:span text:style-name="T2">O cliente só poderá fazer um pedido se a lanchonete estiver aberta no momento em que o pedido for efetivado. </text:span></text:p>
      <text:p text:style-name="P8"/>
      <text:h text:style-name="P6" text:outline-level="2"><text:bookmark-start text:name="__RefHeading___Toc244_1886394521"/><text:span text:style-name="T1">Conteúdos backend</text:span><text:bookmark-end text:name="__RefHeading___Toc244_1886394521"/></text:h>
      <text:p text:style-name="Standard"><text:span text:style-name="T3">Os administradores da aplicação </text:span><text:span text:style-name="T2">ter</text:span><text:span text:style-name="T3">ão</text:span><text:span text:style-name="T2"> acesso restrito ao backend da aplicação, visualizando um dashboard com as informações de vendas da lanchonete e os pedidos a serem feitos. </text:span></text:p>
      <text:p text:style-name="P8"/>
      <text:p text:style-name="P8">Somente usuários administradores poderão <text:span text:style-name="T1">ter acesso ao backend e somente eles poderão </text:span>criar outros usuários administradores</text:p>
      <text:p text:style-name="P8"><text:s/></text:p>
      <text:h text:style-name="P7" text:outline-level="3"><text:bookmark-start text:name="__RefHeading___Toc246_1886394521"/>Analytics<text:bookmark-end text:name="__RefHeading___Toc246_1886394521"/></text:h>
      <text:p text:style-name="P8">O dashboard conterá dados dos valores arrecadados juntamente com o numero de pedidos, podendo filtrar por mês, ano ou dia. </text:p>
      <text:p text:style-name="P8"/>
      <text:p text:style-name="P8">O dashboarda também apresentará a quantidade de vezes que cada produto foi vendido e o valor total que ele arrecadou.</text:p>
      <text:p text:style-name="P8"/>
      <text:h text:style-name="P7" text:outline-level="3"><text:bookmark-start text:name="__RefHeading___Toc248_1886394521"/><text:soft-page-break/>Produtos<text:bookmark-end text:name="__RefHeading___Toc248_1886394521"/></text:h>
      <text:p text:style-name="P10">No dashboard o administrador poderá cadastrar, editar e excluir produtos. Esses que serão <text:s/><text:span text:style-name="T6">os </text:span>produtos mostrados no frontend da aplicação.</text:p>
      <text:p text:style-name="P8"/>
      <text:h text:style-name="P7" text:outline-level="3"><text:bookmark-start text:name="__RefHeading___Toc250_1886394521"/>Pedidos<text:bookmark-end text:name="__RefHeading___Toc250_1886394521"/></text:h>
      <text:p text:style-name="P8">O pedido será recebido e mostrado no painel em uma aba específica, onde <text:span text:style-name="T6">o </text:span>administrador poderá avisar sobre o novo pedido, que já chega com o status "Em aberto".</text:p>
      <text:p text:style-name="Standard"><text:span text:style-name="T2">Por parte do backend, o pedido poderá ter seu statu</text:span><text:span text:style-name="T5">s</text:span><text:span text:style-name="T2"> modificado para "Em </text:span><text:span text:style-name="T5">andamento</text:span><text:span text:style-name="T2">", "Cancelado", "Rota de entrega" e "Concluído". Se o pedido for cancelado, uma mensagem de justificativa deverá ser criada. Todos esses status estarão visíveis para o usuário no frontend.</text:span></text:p>
      <text:p text:style-name="P8">O cliente só poderá fazer um pedido se a lanchonete estiver aberta no momento em que o pedido for efetivado. </text:p>
      <text:p text:style-name="P8"/>
      <text:p text:style-name="P8"/>
      <text:h text:style-name="P5" text:outline-level="2"><text:bookmark-start text:name="__RefHeading___Toc252_1886394521"/>Tabelas<text:bookmark-end text:name="__RefHeading___Toc252_1886394521"/></text:h>
      <text:p text:style-name="P8">Clientes - users</text:p>
      <text:p text:style-name="P8"><text:s text:c="3"/>* nome <text:s text:c="14"/></text:p>
      <text:p text:style-name="P8"><text:s text:c="3"/>* sobrenome <text:s text:c="9"/></text:p>
      <text:p text:style-name="P8"><text:s text:c="3"/>* email <text:s text:c="13"/></text:p>
      <text:p text:style-name="P8"><text:s text:c="3"/>* numero de celular <text:s/></text:p>
      <text:p text:style-name="P8"><text:s text:c="3"/>* senha <text:s text:c="12"/></text:p>
      <text:p text:style-name="P8"/>
      <text:p text:style-name="P8">Endereço</text:p>
      <text:p text:style-name="P8"><text:s text:c="3"/>* rua <text:s text:c="15"/></text:p>
      <text:p text:style-name="P8"><text:s text:c="3"/>* bairro</text:p>
      <text:p text:style-name="P8"><text:s text:c="3"/>* cidade</text:p>
      <text:p text:style-name="P8"><text:s text:c="3"/>* estado</text:p>
      <text:p text:style-name="P8"><text:s text:c="3"/>* numero</text:p>
      <text:p text:style-name="P8"/>
      <text:p text:style-name="P8">Administradores</text:p>
      <text:p text:style-name="P8"><text:s text:c="3"/>* name <text:s text:c="13"/></text:p>
      <text:p text:style-name="P8"><text:s text:c="3"/>* sobrenome <text:s text:c="9"/></text:p>
      <text:p text:style-name="P8"><text:s text:c="3"/>* email <text:s text:c="13"/></text:p>
      <text:p text:style-name="P8"><text:s text:c="3"/>* senha <text:s text:c="13"/></text:p>
      <text:p text:style-name="P8"><text:s text:c="3"/>* status <text:s text:c="12"/></text:p>
      <text:p text:style-name="P8"/>
      <text:p text:style-name="P8">Pedidos</text:p>
      <text:p text:style-name="P8"><text:s text:c="3"/>* valor total <text:s text:c="7"/></text:p>
      <text:p text:style-name="P8"><text:s text:c="3"/>* data <text:s text:c="14"/></text:p>
      <text:p text:style-name="P8"><text:s text:c="3"/>* status <text:s text:c="12"/></text:p>
      <text:p text:style-name="P8"/>
      <text:p text:style-name="P8">pedidos_produtos</text:p>
      <text:p text:style-name="P8"><text:s text:c="3"/>* produto_id <text:s text:c="8"/></text:p>
      <text:p text:style-name="P8"><text:s text:c="3"/>* cliente_id <text:s text:c="8"/></text:p>
      <text:p text:style-name="P8"><text:soft-page-break/><text:s text:c="3"/>* quantidade <text:s text:c="8"/></text:p>
      <text:p text:style-name="P8"><text:s text:c="3"/></text:p>
      <text:p text:style-name="P8">Produtos</text:p>
      <text:p text:style-name="P8"><text:s text:c="3"/>* nome <text:s text:c="13"/></text:p>
      <text:p text:style-name="P8"><text:s text:c="3"/>* preço <text:s text:c="12"/></text:p>
      <text:p text:style-name="P8"><text:s text:c="3"/>* categoria <text:s text:c="9"/></text:p>
      <text:p text:style-name="P8"/>
      <text:p text:style-name="P8">Produtos_detalhes </text:p>
      <text:p text:style-name="P8"><text:s text:c="3"/>* produto_id <text:s text:c="8"/></text:p>
      <text:p text:style-name="P8"><text:s text:c="3"/>* ingredientes <text:s text:c="6"/></text:p>
      <text:p text:style-name="P8"><text:s text:c="3"/>* detalhes <text:s text:c="10"/></text:p>
      <text:p text:style-name="P8"/>
      <text:p text:style-name="P8"><text:s text:c="3"/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2-21T12:46:20.864000000</dc:date>
    <meta:editing-duration>PT9M56S</meta:editing-duration>
    <meta:editing-cycles>2</meta:editing-cycles>
    <meta:document-statistic meta:table-count="0" meta:image-count="0" meta:object-count="0" meta:page-count="6" meta:paragraph-count="104" meta:word-count="718" meta:character-count="4676" meta:non-whitespace-character-count="3573"/>
  </office:meta>
</office:document-meta>
</file>